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6.537708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0.026458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number-columns-repeated="5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Discounter und Großprojekte auf der "grünen Wiese" lehnen wir ab.</text:p>
          </table:table-cell>
          <table:table-cell table:number-columns-repeated="7" table:style-name="ce1"/>
          <table:table-cell office:value-type="float" office:value="0" table:formula="msoxl:=B1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86386674997330049" table:formula="msoxl:=RAND()" table:style-name="ce1">
            <text:p>0,8638667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ÖPNV soll ausgebaut werden.</text:p>
          </table:table-cell>
          <table:table-cell table:number-columns-repeated="7" table:style-name="ce1"/>
          <table:table-cell office:value-type="float" office:value="0" table:formula="msoxl:=B2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69294974882892502" table:formula="msoxl:=RAND()" table:style-name="ce1">
            <text:p>0,6929497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u von mehr Sozialwohnungen.</text:p>
          </table:table-cell>
          <table:table-cell table:number-columns-repeated="7" table:style-name="ce1"/>
          <table:table-cell office:value-type="float" office:value="0" table:formula="msoxl:=B3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12035388438843808" table:formula="msoxl:=RAND()" table:style-name="ce1">
            <text:p>0,12035388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Stadt soll wesentlich stärker mit dem Landkreis kooperieren.</text:p>
          </table:table-cell>
          <table:table-cell table:number-columns-repeated="7" table:style-name="ce1"/>
          <table:table-cell office:value-type="float" office:value="0" table:formula="msoxl:=B4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77989980677122706" table:formula="msoxl:=RAND()" table:style-name="ce1">
            <text:p>0,7798998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eies Schul-Mensaessen</text:p>
          </table:table-cell>
          <table:table-cell table:number-columns-repeated="7" table:style-name="ce1"/>
          <table:table-cell office:value-type="float" office:value="0" table:formula="msoxl:=B5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7.8882216897654511E-2" table:formula="msoxl:=RAND()" table:style-name="ce1">
            <text:p>0,07888221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n letzten Haushaltsentwurf der Stadt haben wir abgelehnt.</text:p>
          </table:table-cell>
          <table:table-cell table:number-columns-repeated="7" table:style-name="ce1"/>
          <table:table-cell office:value-type="float" office:value="0" table:formula="msoxl:=B6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70560884360225395" table:formula="msoxl:=RAND()" table:style-name="ce1">
            <text:p>0,7056088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achtruhe ab 22:00 Uhr für Straßenfeste.</text:p>
          </table:table-cell>
          <table:table-cell table:number-columns-repeated="7" table:style-name="ce1"/>
          <table:table-cell office:value-type="float" office:value="0" table:formula="msoxl:=B7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52699010266077595" table:formula="msoxl:=RAND()" table:style-name="ce1">
            <text:p>0,52699010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s Osnabrücker Theater soll ein Gastspielhaus werden.</text:p>
          </table:table-cell>
          <table:table-cell table:number-columns-repeated="7" table:style-name="ce1"/>
          <table:table-cell office:value-type="float" office:value="0" table:formula="msoxl:=B8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73753209656571117" table:formula="msoxl:=RAND()" table:style-name="ce1">
            <text:p>0,7375320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s Radverkehrsnetz in Osnabrück soll verbessert werden.</text:p>
          </table:table-cell>
          <table:table-cell table:number-columns-repeated="7" table:style-name="ce1"/>
          <table:table-cell office:value-type="float" office:value="0" table:formula="msoxl:=B9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15406657392537348" table:formula="msoxl:=RAND()" table:style-name="ce1">
            <text:p>0,1540665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ewerbliche Gebäude sollen in Osnabrück leicht in Wohnraum umgewandelt werden können.</text:p>
          </table:table-cell>
          <table:table-cell table:number-columns-repeated="7" table:style-name="ce1"/>
          <table:table-cell office:value-type="float" office:value="0" table:formula="msoxl:=B10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35814208225906519" table:formula="msoxl:=RAND()" table:style-name="ce1">
            <text:p>0,3581420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eine neuen Schulden.</text:p>
          </table:table-cell>
          <table:table-cell table:number-columns-repeated="7" table:style-name="ce1"/>
          <table:table-cell office:value-type="float" office:value="0" table:formula="msoxl:=B11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22012056439072103" table:formula="msoxl:=RAND()" table:style-name="ce1">
            <text:p>0,2201205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werden den Neumarkt für den PKW-Verkehr dauerhaft freigeben.</text:p>
          </table:table-cell>
          <table:table-cell table:number-columns-repeated="7" table:style-name="ce1"/>
          <table:table-cell office:value-type="float" office:value="0" table:formula="msoxl:=B12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31418293797488006" table:formula="msoxl:=RAND()" table:style-name="ce1">
            <text:p>0,31418293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ordern, unser dreigliedriges Schulsystem zu stärken statt abzuschaffen.</text:p>
          </table:table-cell>
          <table:table-cell table:number-columns-repeated="7" table:style-name="ce1"/>
          <table:table-cell office:value-type="float" office:value="0" table:formula="msoxl:=B13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54050125679707384" table:formula="msoxl:=RAND()" table:style-name="ce1">
            <text:p>0,54050125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ublic-private-Partnerships sollen in Osnabrück ausgebaut werden, um Krippenplätze, Schülerbetreuung, Sportvereine und Freizeitangebote zu fördern.</text:p>
          </table:table-cell>
          <table:table-cell table:number-columns-repeated="7" table:style-name="ce1"/>
          <table:table-cell office:value-type="float" office:value="0" table:formula="msoxl:=B14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54960657083903386" table:formula="msoxl:=RAND()" table:style-name="ce1">
            <text:p>0,5496065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 einheitliches Schulsysytem lehnen wir zugunsten freier Wahlmöglichkeiten in Osnabrück ab.</text:p>
          </table:table-cell>
          <table:table-cell table:number-columns-repeated="7" table:style-name="ce1"/>
          <table:table-cell office:value-type="float" office:value="0" table:formula="msoxl:=B15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41864729538768675" table:formula="msoxl:=RAND()" table:style-name="ce1">
            <text:p>0,4186472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eerstehende Wohnungen sollen in Osnabrück von Vereinen zwischengenutzt werden können.</text:p>
          </table:table-cell>
          <table:table-cell table:number-columns-repeated="7" table:style-name="ce1"/>
          <table:table-cell office:value-type="float" office:value="0" table:formula="msoxl:=B16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6.1332504292907153E-2" table:formula="msoxl:=RAND()" table:style-name="ce1">
            <text:p>0,0613325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Busabgabe für Osnabrücker, die nicht Bus fahren, lehnen wir ab.</text:p>
          </table:table-cell>
          <table:table-cell table:number-columns-repeated="7" table:style-name="ce1"/>
          <table:table-cell office:value-type="float" office:value="0" table:formula="msoxl:=B17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74065660516231846" table:formula="msoxl:=RAND()" table:style-name="ce1">
            <text:p>0,74065660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bzufragende Informationen aus der Verwaltung müssen umgehend via “Knopfdruck” zur Verfügung stehen.</text:p>
          </table:table-cell>
          <table:table-cell table:number-columns-repeated="7" table:style-name="ce1"/>
          <table:table-cell office:value-type="float" office:value="0" table:formula="msoxl:=B18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81322633732224214" table:formula="msoxl:=RAND()" table:style-name="ce1">
            <text:p>0,8132263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eder soll in Osnabrücker Kantinen indivduell entscheiden, wie viel Fleisch er/sie dort verzehrt.</text:p>
          </table:table-cell>
          <table:table-cell table:number-columns-repeated="7" table:style-name="ce1"/>
          <table:table-cell office:value-type="float" office:value="0" table:formula="msoxl:=B19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28071806826972101" table:formula="msoxl:=RAND()" table:style-name="ce1">
            <text:p>0,2807180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eder soll individuell entscheiden, ob er/sie mit dem Auto über den Neumarkt fährt.</text:p>
          </table:table-cell>
          <table:table-cell table:number-columns-repeated="7" table:style-name="ce1"/>
          <table:table-cell office:value-type="float" office:value="0" table:formula="msoxl:=B20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43694961945537558" table:formula="msoxl:=RAND()" table:style-name="ce1">
            <text:p>0,43694961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enig besuchte Museen in Osnabrück sollen geschlossen werden.</text:p>
          </table:table-cell>
          <table:table-cell table:number-columns-repeated="7" table:style-name="ce1"/>
          <table:table-cell office:value-type="float" office:value="0" table:formula="msoxl:=B21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5970501171331225" table:formula="msoxl:=RAND()" table:style-name="ce1">
            <text:p>0,59705011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ntlastungstrasse West muss gebaut werden.</text:p>
          </table:table-cell>
          <table:table-cell table:number-columns-repeated="7" table:style-name="ce1"/>
          <table:table-cell office:value-type="float" office:value="0" table:formula="msoxl:=B22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3902996810396302" table:formula="msoxl:=RAND()" table:style-name="ce1">
            <text:p>0,39029968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eie Schülermonatskarten im ÖPNV</text:p>
          </table:table-cell>
          <table:table-cell table:number-columns-repeated="7" table:style-name="ce1"/>
          <table:table-cell office:value-type="float" office:value="0" table:formula="msoxl:=B23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62090979103871036" table:formula="msoxl:=RAND()" table:style-name="ce1">
            <text:p>0,6209097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m Neumarkt soll ein Einkaufszentrum entstehen.</text:p>
          </table:table-cell>
          <table:table-cell table:number-columns-repeated="7" table:style-name="ce1"/>
          <table:table-cell office:value-type="float" office:value="0" table:formula="msoxl:=B24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53633209210977739" table:formula="msoxl:=RAND()" table:style-name="ce1">
            <text:p>0,5363320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Gewerbesteuer soll gleich bleiben oder steigen.</text:p>
          </table:table-cell>
          <table:table-cell table:number-columns-repeated="7" table:style-name="ce1"/>
          <table:table-cell office:value-type="float" office:value="0" table:formula="msoxl:=B25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91869244095147884" table:formula="msoxl:=RAND()" table:style-name="ce1">
            <text:p>0,9186924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Baumsatzung, die das Baumfällen und viele Änderungen an privaten Bäumen genehmigungspflichtig macht, lehnen wir ab.</text:p>
          </table:table-cell>
          <table:table-cell table:number-columns-repeated="7" table:style-name="ce1"/>
          <table:table-cell office:value-type="float" office:value="0" table:formula="msoxl:=B26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80912816425519662" table:formula="msoxl:=RAND()" table:style-name="ce1">
            <text:p>0,8091281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rkplätze in einigen Teilen der Innenstadt sollen schrittweise abgebaut werden.<text:s/></text:p>
          </table:table-cell>
          <table:table-cell table:number-columns-repeated="7" table:style-name="ce1"/>
          <table:table-cell office:value-type="float" office:value="0" table:formula="msoxl:=B27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20686268827106191" table:formula="msoxl:=RAND()" table:style-name="ce1">
            <text:p>0,20686268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s sind weiterhin Solar- und Windkraftanlagen zu bauen.</text:p>
          </table:table-cell>
          <table:table-cell table:number-columns-repeated="7" table:style-name="ce1"/>
          <table:table-cell office:value-type="float" office:value="0" table:formula="msoxl:=B28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94985713566817132" table:formula="msoxl:=RAND()" table:style-name="ce1">
            <text:p>0,9498571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Neumarkt soll autofrei sein.</text:p>
          </table:table-cell>
          <table:table-cell table:number-columns-repeated="7" table:style-name="ce1"/>
          <table:table-cell office:value-type="float" office:value="0" table:formula="msoxl:=B29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7428669357204406" table:formula="msoxl:=RAND()" table:style-name="ce1">
            <text:p>0,7428669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wollen mehr Flächen begrünen, z.B. durch Urban Gardening.</text:p>
          </table:table-cell>
          <table:table-cell table:number-columns-repeated="7" table:style-name="ce1"/>
          <table:table-cell office:value-type="float" office:value="0" table:formula="msoxl:=B30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5665138610468502" table:formula="msoxl:=RAND()" table:style-name="ce1">
            <text:p>0,56651386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Anzahl der Gutachten von Verwaltung und Externen zu Entscheidungen des Osnabrücker Rates soll verringert werden.</text:p>
          </table:table-cell>
          <table:table-cell table:number-columns-repeated="7" table:style-name="ce1"/>
          <table:table-cell office:value-type="float" office:value="0" table:formula="msoxl:=B31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21321679164566643" table:formula="msoxl:=RAND()" table:style-name="ce1">
            <text:p>0,2132167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städtische Wohnungsbaugesellschaft soll in Osnabrück für bezahlbaren Wohnraum sorgen.</text:p>
          </table:table-cell>
          <table:table-cell table:number-columns-repeated="7" table:style-name="ce1"/>
          <table:table-cell office:value-type="float" office:value="0" table:formula="msoxl:=B32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96271750954916435" table:formula="msoxl:=RAND()" table:style-name="ce1">
            <text:p>0,9627175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Ledenhof muss wieder ein belebter Platz werden.</text:p>
          </table:table-cell>
          <table:table-cell table:number-columns-repeated="7" table:style-name="ce1"/>
          <table:table-cell office:value-type="float" office:value="0" table:formula="msoxl:=B33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88162061323924501" table:formula="msoxl:=RAND()" table:style-name="ce1">
            <text:p>0,8816206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sprechen uns gegen das Spekulieren mit Steuergeldern aus.</text:p>
          </table:table-cell>
          <table:table-cell table:number-columns-repeated="7" table:style-name="ce1"/>
          <table:table-cell office:value-type="float" office:value="0" table:formula="msoxl:=B34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97380442985978233" table:formula="msoxl:=RAND()" table:style-name="ce1">
            <text:p>0,9738044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usfahrpreise in Osnabrück drastisch senken</text:p>
          </table:table-cell>
          <table:table-cell table:number-columns-repeated="7" table:style-name="ce1"/>
          <table:table-cell office:value-type="float" office:value="0" table:formula="msoxl:=B35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82645286331516332" table:formula="msoxl:=RAND()" table:style-name="ce1">
            <text:p>0,82645286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chulden der Stadt abbauen.</text:p>
          </table:table-cell>
          <table:table-cell table:number-columns-repeated="7" table:style-name="ce1"/>
          <table:table-cell office:value-type="float" office:value="0" table:formula="msoxl:=B36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28193753010432954" table:formula="msoxl:=RAND()" table:style-name="ce1">
            <text:p>0,281937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KiTas und die KiTa-Verpflegung soll in Osnabrück kostenlos sein.</text:p>
          </table:table-cell>
          <table:table-cell table:number-columns-repeated="7" table:style-name="ce1"/>
          <table:table-cell office:value-type="float" office:value="0" table:formula="msoxl:=B37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94605656330252508" table:formula="msoxl:=RAND()" table:style-name="ce1">
            <text:p>0,94605656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ördern, dass uns die Stadtwerke durch dezentrale Kleinkraftwerke in den Stadtteilen mit Energie versorgen.</text:p>
          </table:table-cell>
          <table:table-cell table:number-columns-repeated="7" table:style-name="ce1"/>
          <table:table-cell office:value-type="float" office:value="0" table:formula="msoxl:=B38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91218990742998751" table:formula="msoxl:=RAND()" table:style-name="ce1">
            <text:p>0,9121899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Landkreis Osnabrück soll stärker an der Finanzierung öffentlicher Einrichtungen der Stadt Osnabrück beteiligt werden.</text:p>
          </table:table-cell>
          <table:table-cell table:number-columns-repeated="7" table:style-name="ce1"/>
          <table:table-cell office:value-type="float" office:value="0" table:formula="msoxl:=B39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4.9329980135207618E-3" table:formula="msoxl:=RAND()" table:style-name="ce1">
            <text:p>0,00493299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ssere Versorgung der Frauenhäuser.</text:p>
          </table:table-cell>
          <table:table-cell table:number-columns-repeated="7" table:style-name="ce1"/>
          <table:table-cell office:value-type="float" office:value="0" table:formula="msoxl:=B40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41055952937185636" table:formula="msoxl:=RAND()" table:style-name="ce1">
            <text:p>0,4105595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ückenschluss der A33 Nord muss umgesetzt werden.</text:p>
          </table:table-cell>
          <table:table-cell table:number-columns-repeated="7" table:style-name="ce1"/>
          <table:table-cell office:value-type="float" office:value="0" table:formula="msoxl:=B41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9.2997369956611564E-2" table:formula="msoxl:=RAND()" table:style-name="ce1">
            <text:p>0,092997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ädtischer Wohnungsbau soll Vorrang vor Einfamilienhausbau haben.</text:p>
          </table:table-cell>
          <table:table-cell table:number-columns-repeated="7" table:style-name="ce1"/>
          <table:table-cell office:value-type="float" office:value="0" table:formula="msoxl:=B42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10713457775355029" table:formula="msoxl:=RAND()" table:style-name="ce1">
            <text:p>0,10713457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Neumarkt soll für den Autoverkehr offen sein.</text:p>
          </table:table-cell>
          <table:table-cell table:number-columns-repeated="7" table:style-name="ce1"/>
          <table:table-cell office:value-type="float" office:value="0" table:formula="msoxl:=B43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50967972077687651" table:formula="msoxl:=RAND()" table:style-name="ce1">
            <text:p>0,50967972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ordern weitere Flächen für den sozialen und privaten Wohnungsbau im Stadtbereich ausweisen, statt eine neue kostspielige Wohnungsbaugesellschaft gründen.</text:p>
          </table:table-cell>
          <table:table-cell table:number-columns-repeated="7" table:style-name="ce1"/>
          <table:table-cell office:value-type="float" office:value="0" table:formula="msoxl:=B44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41991980717851529" table:formula="msoxl:=RAND()" table:style-name="ce1">
            <text:p>0,4199198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unterstützen freies und kostenloses WLAN in Osnabrück.</text:p>
          </table:table-cell>
          <table:table-cell table:number-columns-repeated="7" table:style-name="ce1"/>
          <table:table-cell office:value-type="float" office:value="0" table:formula="msoxl:=B45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37064379303787454" table:formula="msoxl:=RAND()" table:style-name="ce1">
            <text:p>0,37064379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stenloser Besuch von Einrichtungen der frühkindlichen Bildung (Kitas)</text:p>
          </table:table-cell>
          <table:table-cell table:number-columns-repeated="7" table:style-name="ce1"/>
          <table:table-cell office:value-type="float" office:value="0" table:formula="msoxl:=B46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67742724401833465" table:formula="msoxl:=RAND()" table:style-name="ce1">
            <text:p>0,6774272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ndestens ein Verwaltungsvorstandsposten der Stadt soll abgeschafft werden.</text:p>
          </table:table-cell>
          <table:table-cell table:number-columns-repeated="7" table:style-name="ce1"/>
          <table:table-cell office:value-type="float" office:value="0" table:formula="msoxl:=B47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99728644675629008" table:formula="msoxl:=RAND()" table:style-name="ce1">
            <text:p>0,9972864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 Osnabrück muss eine dritte Gesamtschule gegründet werden.</text:p>
          </table:table-cell>
          <table:table-cell table:number-columns-repeated="7" table:style-name="ce1"/>
          <table:table-cell office:value-type="float" office:value="0" table:formula="msoxl:=B48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2.1058668959959559E-2" table:formula="msoxl:=RAND()" table:style-name="ce1">
            <text:p>0,02105866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llen Entscheidungen geht eine Prüfung auf Umweltverträglichkeit voraus.</text:p>
          </table:table-cell>
          <table:table-cell table:number-columns-repeated="7" table:style-name="ce1"/>
          <table:table-cell office:value-type="float" office:value="0" table:formula="msoxl:=B49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21196842160098084" table:formula="msoxl:=RAND()" table:style-name="ce1">
            <text:p>0,2119684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rk and Ride soll in Osnabrück verbessert werden.</text:p>
          </table:table-cell>
          <table:table-cell table:number-columns-repeated="7" table:style-name="ce1"/>
          <table:table-cell office:value-type="float" office:value="0" table:formula="msoxl:=B50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58464328837421198" table:formula="msoxl:=RAND()" table:style-name="ce1">
            <text:p>0,584643288</text:p>
          </table:table-cell>
          <table:table-cell table:number-columns-repeated="16358"/>
        </table:table-row>
        <table:table-row table:number-rows-repeated="1048526" table:style-name="ro1">
          <table:table-cell table:number-columns-repeated="16384"/>
        </table:table-row>
      </table:table>
      <table:table table:name="Tabelle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1:Tabelle1.Z50" table:contains-header="false">
          <table:sort>
            <table:sort-by table:field-number="2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Faatz</dc:creator>
    <meta:creation-date>2016-09-01T11:29:08Z</meta:creation-date>
    <dc:date>2016-09-01T11:32:17Z</dc:date>
    <meta:editing-duration>PT0S</meta:editing-duration>
  </office:meta>
</office:document-meta>
</file>